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ousNotifier.addRunnable( Runnable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ousNotifier.removeRunnable( Runnable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ousNotifi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